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3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0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1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2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/>
    </style:style>
    <style:style style:name="P48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9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0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2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0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p text:style-name="P36">Samoocena</text:p>
      <text:list text:style-name="LFO3" text:continue-numbering="true">
        <text:list-item>
          <text:p text:style-name="P37">Analizator laboratoryjny</text:p>
        </text:list-item>
      </text:list>
      <text:p text:style-name="P38">Ocena 5.0</text:p>
      <text:p text:style-name="P39">Poprawnie zaimplementowano wszystkie funkcjonalności<text:s/>prezentowane na zajęciach oraz na platformie Platon:</text:p>
      <text:list text:style-name="LFO1" text:continue-numbering="true">
        <text:list-item>
          <text:p text:style-name="P40">„Zapisz wiersze danych kontrolki DataGridView w pliku”</text:p>
        </text:list-item>
        <text:list-item>
          <text:p text:style-name="P41">„Pobierz z pliku wiersze danych do kontrolki DataGridView”</text:p>
        </text:list-item>
        <text:list-item>
          <text:p text:style-name="P42">„Usuń wiersze danych kontrolki DataGridView”</text:p>
        </text:list-item>
      </text:list>
      <text:p text:style-name="P43">Ponadto wizualizacja graficzna została zaimplementowana przy okazji poprzedniego projektu.</text:p>
      <text:p text:style-name="P44"><text:span text:style-name="T45">Funkcjonalność „Zapisz wiersze danych kontrolki DataGridView w pliku” wymagała zmiany z powodu błędu<text:s/></text:span><text:span text:style-name="T46">System.NullReferenceException</text:span><text:span text:style-name="T47">. Był on spowodowany tym, że kontrolka DataGridView domyślnie zawiera dodatkowy wiersz na końcu, który jest wierszem dodawania dla użytkownika. Błąd można rozwiązać na kilka sposobów, m.in;<text:s/></text:span></text:p>
      <text:list text:style-name="LFO2" text:continue-numbering="true">
        <text:list-item>
          <text:p text:style-name="P48">sprawdzając czy nie ma wartości Null w dgvTWFx.Rows[i].Cells[„n-ta komórka”].Value,</text:p>
        </text:list-item>
        <text:list-item>
          <text:p text:style-name="P49">wyłączając dodawanie wiersza w kontrolce przy inicjalizacji formularza za pomocą dgvTWFx.AllowUserToAddRows = false;,<text:s/></text:p>
        </text:list-item>
        <text:list-item>
          <text:p text:style-name="P50">skracając działanie pętli for za pomocą odjęcia 1 od ilości wierszy w DataGridView (for (int i = 0; i &lt; dgvTWFx.Rows.Count - 1; i++)).</text:p>
        </text:list-item>
      </text:list>
      <text:p text:style-name="P51">Zdecydowano się na wyłączenie dodawania dodatkowego wiersza z tego powodu, że program nie oferuje takiej funkcjonalności użytkownikowi.</text:p>
      <text:list text:style-name="LFO3" text:continue-numbering="true">
        <text:list-item>
          <text:p text:style-name="P52">Analizator indywidualny</text:p>
        </text:list-item>
      </text:list>
      <text:p text:style-name="P53">Ocena 5.0<text:s/></text:p>
      <text:p text:style-name="P54">Wdrożone wszystkie funkcjonalności w MenuStrip.<text:s/></text:p>
      <text:p text:style-name="P55">Zadbano o płynne przechodzenie pomiędzy wizualizacjami zarówno gdy są tworzone przez<text:s/>przyciski, jak i<text:s/>z pliku.<text:s/>Zmienna tablicowa wartości funkcji oraz parametry Xd, Xg<text:s/>i H zostały zadeklarowane jako pola klasy, a nie zmienne lokalne. Dzięki temu klasa formularza uzyskała stan, który można dowolnie aktualizować np. po wczytaniu danych z pliku. W założeniu<text:s/>ma<text:s/>być<text:s/>spójny<text:s/>ze stanem okienek tekstowych oraz wizualizacji.<text:s/></text:p>
      <text:p text:style-name="P56">Wyjątkiem od opisanej powyżej możliwości jest import BitMapy, który po prostu kasuje stan<text:s/>okienek tekstowych. Wdrożenie wczytywania danych z BitMapy byłoby znacznie bardziej skomplikowane ponieważ nie przechowuje ona danych numerycznych (można np. eksportować dane numeryczne związane z danymi z Chart, np. tworząc<text:s/>dedykowany format danych.)</text:p>
      <text:p text:style-name="P57"/>
      <text:soft-page-break/>
      <text:p text:style-name="P58">Wprowadzono też możliwość wczytywania danych nie mając odkrytej kontrolki DataGridView co pozwala na płynny import z pliku.</text:p>
      <text:p text:style-name="P59">Wprowadzono możliwość zamknięcia aplikacji bezpośrednio bez przechodzenia przez wszystkie okienka „form closing”, użyto w tym celu zmiennej pola klasy<text:s/>bjCzyZamknac, która jeżeli jest ustawiona sprawia, że program omija okienko form closing formularza indywidualnego.</text:p>
      <text:list text:style-name="LFO3" text:continue-numbering="true">
        <text:list-item>
          <text:p text:style-name="P60">Sprawdzian nr. 3</text:p>
        </text:list-item>
      </text:list>
      <text:p text:style-name="P61">Ocena 5.0</text:p>
      <text:p text:style-name="P62"/>
      <text:p text:style-name="P63"/>
      <text:p text:style-name="P64"/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5-29T10:00:00Z</dc:date>
    <meta:template xlink:href="Normal" xlink:type="simple"/>
    <meta:editing-cycles>25</meta:editing-cycles>
    <meta:editing-duration>PT21120S</meta:editing-duration>
    <meta:document-statistic meta:page-count="3" meta:paragraph-count="5" meta:word-count="402" meta:character-count="2814" meta:row-count="20" meta:non-whitespace-character-count="2417"/>
  </office:meta>
</office:document-meta>
</file>